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9000000" calcext:value-type="float">
            <text:p>9000000</text:p>
          </table:table-cell>
          <table:table-cell table:style-name="ce1" office:value-type="float" office:value="900000000" calcext:value-type="float">
            <text:p>900000000</text:p>
          </table:table-cell>
          <table:table-cell table:style-name="ce1" office:value-type="float" office:value="90000000000" calcext:value-type="float">
            <text:p>90000000000</text:p>
          </table:table-cell>
          <table:table-cell table:style-name="ce1" office:value-type="float" office:value="9000000000000" calcext:value-type="float">
            <text:p>9000000000000</text:p>
          </table:table-cell>
        </table:table-row>
        <table:table-row table:style-name="ro1">
          <table:table-cell office:value-type="float" office:value="0.0000079" calcext:value-type="float">
            <text:p>0.0000079</text:p>
          </table:table-cell>
          <table:table-cell office:value-type="float" office:value="0.0000374" calcext:value-type="float">
            <text:p>0.0000374</text:p>
          </table:table-cell>
          <table:table-cell office:value-type="float" office:value="0.0000963" calcext:value-type="float">
            <text:p>0.0000963</text:p>
          </table:table-cell>
          <table:table-cell office:value-type="float" office:value="0.0013027" calcext:value-type="float">
            <text:p>0.0013027</text:p>
          </table:table-cell>
          <table:table-cell office:value-type="float" office:value="0.0149648" calcext:value-type="float">
            <text:p>0.0149648</text:p>
          </table:table-cell>
          <table:table-cell office:value-type="float" office:value="0.1094699" calcext:value-type="float">
            <text:p>0.1094699</text:p>
          </table:table-cell>
          <table:table-cell office:value-type="float" office:value="0.9858418" calcext:value-type="float">
            <text:p>0.9858418</text:p>
          </table:table-cell>
        </table:table-row>
        <table:table-row table:style-name="ro1">
          <table:table-cell office:value-type="float" office:value="0.0000031" calcext:value-type="float">
            <text:p>0.0000031</text:p>
          </table:table-cell>
          <table:table-cell office:value-type="float" office:value="0.0000186" calcext:value-type="float">
            <text:p>0.0000186</text:p>
          </table:table-cell>
          <table:table-cell office:value-type="float" office:value="0.0001352" calcext:value-type="float">
            <text:p>0.0001352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.0120375" calcext:value-type="float">
            <text:p>0.0120375</text:p>
          </table:table-cell>
          <table:table-cell office:value-type="float" office:value="0.0960994" calcext:value-type="float">
            <text:p>0.0960994</text:p>
          </table:table-cell>
          <table:table-cell office:value-type="float" office:value="0.8077514" calcext:value-type="float">
            <text:p>0.8077514</text:p>
          </table:table-cell>
        </table:table-row>
        <table:table-row table:style-name="ro1">
          <table:table-cell office:value-type="float" office:value="0.0000076" calcext:value-type="float">
            <text:p>0.0000076</text:p>
          </table:table-cell>
          <table:table-cell office:value-type="float" office:value="0.0000174" calcext:value-type="float">
            <text:p>0.0000174</text:p>
          </table:table-cell>
          <table:table-cell office:value-type="float" office:value="0.0001485" calcext:value-type="float">
            <text:p>0.0001485</text:p>
          </table:table-cell>
          <table:table-cell office:value-type="float" office:value="0.0014741" calcext:value-type="float">
            <text:p>0.0014741</text:p>
          </table:table-cell>
          <table:table-cell office:value-type="float" office:value="0.0125711" calcext:value-type="float">
            <text:p>0.0125711</text:p>
          </table:table-cell>
          <table:table-cell office:value-type="float" office:value="0.0887105" calcext:value-type="float">
            <text:p>0.0887105</text:p>
          </table:table-cell>
          <table:table-cell office:value-type="float" office:value="0.8122082" calcext:value-type="float">
            <text:p>0.8122082</text:p>
          </table:table-cell>
        </table:table-row>
        <table:table-row table:style-name="ro1">
          <table:table-cell office:value-type="float" office:value="0.0000076" calcext:value-type="float">
            <text:p>0.0000076</text:p>
          </table:table-cell>
          <table:table-cell office:value-type="float" office:value="0.0000167" calcext:value-type="float">
            <text:p>0.0000167</text:p>
          </table:table-cell>
          <table:table-cell office:value-type="float" office:value="0.0001671" calcext:value-type="float">
            <text:p>0.0001671</text:p>
          </table:table-cell>
          <table:table-cell office:value-type="float" office:value="0.0021021" calcext:value-type="float">
            <text:p>0.0021021</text:p>
          </table:table-cell>
          <table:table-cell office:value-type="float" office:value="0.0109868" calcext:value-type="float">
            <text:p>0.0109868</text:p>
          </table:table-cell>
          <table:table-cell office:value-type="float" office:value="0.0772979" calcext:value-type="float">
            <text:p>0.0772979</text:p>
          </table:table-cell>
          <table:table-cell office:value-type="float" office:value="0.7939448" calcext:value-type="float">
            <text:p>0.7939448</text:p>
          </table:table-cell>
        </table:table-row>
        <table:table-row table:style-name="ro1">
          <table:table-cell office:value-type="float" office:value="0.0000019" calcext:value-type="float">
            <text:p>0.0000019</text:p>
          </table:table-cell>
          <table:table-cell office:value-type="float" office:value="0.0000198" calcext:value-type="float">
            <text:p>0.0000198</text:p>
          </table:table-cell>
          <table:table-cell office:value-type="float" office:value="0.0001259" calcext:value-type="float">
            <text:p>0.0001259</text:p>
          </table:table-cell>
          <table:table-cell office:value-type="float" office:value="0.0015314" calcext:value-type="float">
            <text:p>0.0015314</text:p>
          </table:table-cell>
          <table:table-cell office:value-type="float" office:value="0.011008" calcext:value-type="float">
            <text:p>0.011008</text:p>
          </table:table-cell>
          <table:table-cell office:value-type="float" office:value="0.0764112" calcext:value-type="float">
            <text:p>0.0764112</text:p>
          </table:table-cell>
          <table:table-cell office:value-type="float" office:value="0.7960787" calcext:value-type="float">
            <text:p>0.7960787</text:p>
          </table:table-cell>
        </table:table-row>
        <table:table-row table:style-name="ro1">
          <table:table-cell office:value-type="float" office:value="0.0000017" calcext:value-type="float">
            <text:p>0.0000017</text:p>
          </table:table-cell>
          <table:table-cell office:value-type="float" office:value="0.0000591" calcext:value-type="float">
            <text:p>0.0000591</text:p>
          </table:table-cell>
          <table:table-cell office:value-type="float" office:value="0.0001235" calcext:value-type="float">
            <text:p>0.0001235</text:p>
          </table:table-cell>
          <table:table-cell office:value-type="float" office:value="0.0013628" calcext:value-type="float">
            <text:p>0.0013628</text:p>
          </table:table-cell>
          <table:table-cell office:value-type="float" office:value="0.0110559" calcext:value-type="float">
            <text:p>0.0110559</text:p>
          </table:table-cell>
          <table:table-cell office:value-type="float" office:value="0.0783899" calcext:value-type="float">
            <text:p>0.0783899</text:p>
          </table:table-cell>
          <table:table-cell office:value-type="float" office:value="0.808882" calcext:value-type="float">
            <text:p>0.808882</text:p>
          </table:table-cell>
        </table:table-row>
        <table:table-row table:style-name="ro1">
          <table:table-cell office:value-type="float" office:value="0.0000072" calcext:value-type="float">
            <text:p>0.0000072</text:p>
          </table:table-cell>
          <table:table-cell office:value-type="float" office:value="0.0000281" calcext:value-type="float">
            <text:p>0.0000281</text:p>
          </table:table-cell>
          <table:table-cell office:value-type="float" office:value="0.0001202" calcext:value-type="float">
            <text:p>0.0001202</text:p>
          </table:table-cell>
          <table:table-cell office:value-type="float" office:value="0.0012898" calcext:value-type="float">
            <text:p>0.0012898</text:p>
          </table:table-cell>
          <table:table-cell office:value-type="float" office:value="0.0104463" calcext:value-type="float">
            <text:p>0.0104463</text:p>
          </table:table-cell>
          <table:table-cell office:value-type="float" office:value="0.0837433" calcext:value-type="float">
            <text:p>0.0837433</text:p>
          </table:table-cell>
          <table:table-cell office:value-type="float" office:value="0.6392076" calcext:value-type="float">
            <text:p>0.6392076</text:p>
          </table:table-cell>
        </table:table-row>
        <table:table-row table:style-name="ro1">
          <table:table-cell office:value-type="float" office:value="0.0000057" calcext:value-type="float">
            <text:p>0.0000057</text:p>
          </table:table-cell>
          <table:table-cell office:value-type="float" office:value="0.0000267" calcext:value-type="float">
            <text:p>0.0000267</text:p>
          </table:table-cell>
          <table:table-cell office:value-type="float" office:value="0.0001462" calcext:value-type="float">
            <text:p>0.0001462</text:p>
          </table:table-cell>
          <table:table-cell office:value-type="float" office:value="0.0009801" calcext:value-type="float">
            <text:p>0.0009801</text:p>
          </table:table-cell>
          <table:table-cell office:value-type="float" office:value="0.0074816" calcext:value-type="float">
            <text:p>0.0074816</text:p>
          </table:table-cell>
          <table:table-cell office:value-type="float" office:value="0.0600054" calcext:value-type="float">
            <text:p>0.0600054</text:p>
          </table:table-cell>
          <table:table-cell office:value-type="float" office:value="0.655582" calcext:value-type="float">
            <text:p>0.655582</text:p>
          </table:table-cell>
        </table:table-row>
        <table:table-row table:style-name="ro1">
          <table:table-cell office:value-type="float" office:value="0.0000019" calcext:value-type="float">
            <text:p>0.0000019</text:p>
          </table:table-cell>
          <table:table-cell office:value-type="float" office:value="0.0000081" calcext:value-type="float">
            <text:p>0.0000081</text:p>
          </table:table-cell>
          <table:table-cell office:value-type="float" office:value="0.0003302" calcext:value-type="float">
            <text:p>0.0003302</text:p>
          </table:table-cell>
          <table:table-cell office:value-type="float" office:value="0.0008616" calcext:value-type="float">
            <text:p>0.0008616</text:p>
          </table:table-cell>
          <table:table-cell office:value-type="float" office:value="0.006974" calcext:value-type="float">
            <text:p>0.006974</text:p>
          </table:table-cell>
          <table:table-cell office:value-type="float" office:value="0.0592957" calcext:value-type="float">
            <text:p>0.0592957</text:p>
          </table:table-cell>
          <table:table-cell office:value-type="float" office:value="0.7965345" calcext:value-type="float">
            <text:p>0.7965345</text:p>
          </table:table-cell>
        </table:table-row>
        <table:table-row table:style-name="ro1">
          <table:table-cell office:value-type="float" office:value="0.0000012" calcext:value-type="float">
            <text:p>0.0000012</text:p>
          </table:table-cell>
          <table:table-cell office:value-type="float" office:value="0.0000074" calcext:value-type="float">
            <text:p>0.0000074</text:p>
          </table:table-cell>
          <table:table-cell office:value-type="float" office:value="0.0001347" calcext:value-type="float">
            <text:p>0.0001347</text:p>
          </table:table-cell>
          <table:table-cell office:value-type="float" office:value="0.0008399" calcext:value-type="float">
            <text:p>0.0008399</text:p>
          </table:table-cell>
          <table:table-cell office:value-type="float" office:value="0.0075247" calcext:value-type="float">
            <text:p>0.0075247</text:p>
          </table:table-cell>
          <table:table-cell office:value-type="float" office:value="0.06774" calcext:value-type="float">
            <text:p>0.06774</text:p>
          </table:table-cell>
          <table:table-cell office:value-type="float" office:value="0.6246405" calcext:value-type="float">
            <text:p>0.6246405</text:p>
          </table:table-cell>
        </table:table-row>
        <table:table-row table:style-name="ro1">
          <table:table-cell table:style-name="ce1" table:formula="of:=AVERAGE([.A2:.A11])" office:value-type="float" office:value="0.00000458" calcext:value-type="float">
            <text:p>0.00000458</text:p>
          </table:table-cell>
          <table:table-cell table:style-name="ce1" table:formula="of:=AVERAGE([.B2:.B11])" office:value-type="float" office:value="0.00002393" calcext:value-type="float">
            <text:p>0.00002393</text:p>
          </table:table-cell>
          <table:table-cell table:style-name="ce1" table:formula="of:=AVERAGE([.C2:.C11])" office:value-type="float" office:value="0.00015278" calcext:value-type="float">
            <text:p>0.00015278</text:p>
          </table:table-cell>
          <table:table-cell table:style-name="ce1" table:formula="of:=AVERAGE([.D2:.D11])" office:value-type="float" office:value="0.00130315" calcext:value-type="float">
            <text:p>0.00130315</text:p>
          </table:table-cell>
          <table:table-cell table:style-name="ce1" table:formula="of:=AVERAGE([.E2:.E11])" office:value-type="float" office:value="0.01050507" calcext:value-type="float">
            <text:p>0.01050507</text:p>
          </table:table-cell>
          <table:table-cell table:style-name="ce1" table:formula="of:=AVERAGE([.F2:.F11])" office:value-type="float" office:value="0.07971632" calcext:value-type="float">
            <text:p>0.07971632</text:p>
          </table:table-cell>
          <table:table-cell table:style-name="ce1" table:formula="of:=AVERAGE([.G2:.G11])" office:value-type="float" office:value="0.77206715" calcext:value-type="float">
            <text:p>0.77206715</text:p>
          </table:table-cell>
        </table:table-row>
        <table:table-row table:style-name="ro1">
          <table:table-cell office:value-type="float" office:value="0.0000119" calcext:value-type="float">
            <text:p>0.0000119</text:p>
          </table:table-cell>
          <table:table-cell office:value-type="float" office:value="0.0000205" calcext:value-type="float">
            <text:p>0.0000205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324" calcext:value-type="float">
            <text:p>0.0000324</text:p>
          </table:table-cell>
          <table:table-cell office:value-type="float" office:value="0.0000405" calcext:value-type="float">
            <text:p>0.0000405</text:p>
          </table:table-cell>
          <table:table-cell office:value-type="float" office:value="0.0001285" calcext:value-type="float">
            <text:p>0.0001285</text:p>
          </table:table-cell>
          <table:table-cell office:value-type="float" office:value="0.0001454" calcext:value-type="float">
            <text:p>0.0001454</text:p>
          </table:table-cell>
        </table:table-row>
        <table:table-row table:style-name="ro1">
          <table:table-cell office:value-type="float" office:value="0.0000174" calcext:value-type="float">
            <text:p>0.0000174</text:p>
          </table:table-cell>
          <table:table-cell office:value-type="float" office:value="0.0000381" calcext:value-type="float">
            <text:p>0.0000381</text:p>
          </table:table-cell>
          <table:table-cell office:value-type="float" office:value="0.0000348" calcext:value-type="float">
            <text:p>0.0000348</text:p>
          </table:table-cell>
          <table:table-cell office:value-type="float" office:value="0.0000482" calcext:value-type="float">
            <text:p>0.0000482</text:p>
          </table:table-cell>
          <table:table-cell office:value-type="float" office:value="0.0000527" calcext:value-type="float">
            <text:p>0.0000527</text:p>
          </table:table-cell>
          <table:table-cell office:value-type="float" office:value="0.0001614" calcext:value-type="float">
            <text:p>0.0001614</text:p>
          </table:table-cell>
          <table:table-cell office:value-type="float" office:value="0.0000472" calcext:value-type="float">
            <text:p>0.0000472</text:p>
          </table:table-cell>
        </table:table-row>
        <table:table-row table:style-name="ro1">
          <table:table-cell office:value-type="float" office:value="0.0000148" calcext:value-type="float">
            <text:p>0.0000148</text:p>
          </table:table-cell>
          <table:table-cell office:value-type="float" office:value="0.0000098" calcext:value-type="float">
            <text:p>0.0000098</text:p>
          </table:table-cell>
          <table:table-cell office:value-type="float" office:value="0.0000215" calcext:value-type="float">
            <text:p>0.0000215</text:p>
          </table:table-cell>
          <table:table-cell office:value-type="float" office:value="0.0000401" calcext:value-type="float">
            <text:p>0.0000401</text:p>
          </table:table-cell>
          <table:table-cell office:value-type="float" office:value="0.0000432" calcext:value-type="float">
            <text:p>0.0000432</text:p>
          </table:table-cell>
          <table:table-cell office:value-type="float" office:value="0.0000424" calcext:value-type="float">
            <text:p>0.0000424</text:p>
          </table:table-cell>
          <table:table-cell office:value-type="float" office:value="0.0002289" calcext:value-type="float">
            <text:p>0.0002289</text:p>
          </table:table-cell>
        </table:table-row>
        <table:table-row table:style-name="ro1">
          <table:table-cell office:value-type="float" office:value="0.0000129" calcext:value-type="float">
            <text:p>0.0000129</text:p>
          </table:table-cell>
          <table:table-cell office:value-type="float" office:value="0.0000086" calcext:value-type="float">
            <text:p>0.0000086</text:p>
          </table:table-cell>
          <table:table-cell office:value-type="float" office:value="0.0000207" calcext:value-type="float">
            <text:p>0.0000207</text:p>
          </table:table-cell>
          <table:table-cell office:value-type="float" office:value="0.0000396" calcext:value-type="float">
            <text:p>0.0000396</text:p>
          </table:table-cell>
          <table:table-cell office:value-type="float" office:value="0.0000439" calcext:value-type="float">
            <text:p>0.0000439</text:p>
          </table:table-cell>
          <table:table-cell office:value-type="float" office:value="0.0001531" calcext:value-type="float">
            <text:p>0.0001531</text:p>
          </table:table-cell>
          <table:table-cell office:value-type="float" office:value="0.0001004" calcext:value-type="float">
            <text:p>0.0001004</text:p>
          </table:table-cell>
        </table:table-row>
        <table:table-row table:style-name="ro1">
          <table:table-cell office:value-type="float" office:value="0.000015" calcext:value-type="float">
            <text:p>0.000015</text:p>
          </table:table-cell>
          <table:table-cell office:value-type="float" office:value="0.0000095" calcext:value-type="float">
            <text:p>0.0000095</text:p>
          </table:table-cell>
          <table:table-cell office:value-type="float" office:value="0.0000241" calcext:value-type="float">
            <text:p>0.0000241</text:p>
          </table:table-cell>
          <table:table-cell office:value-type="float" office:value="0.0000391" calcext:value-type="float">
            <text:p>0.0000391</text:p>
          </table:table-cell>
          <table:table-cell office:value-type="float" office:value="0.0000427" calcext:value-type="float">
            <text:p>0.0000427</text:p>
          </table:table-cell>
          <table:table-cell office:value-type="float" office:value="0.0001245" calcext:value-type="float">
            <text:p>0.0001245</text:p>
          </table:table-cell>
          <table:table-cell office:value-type="float" office:value="0.0000446" calcext:value-type="float">
            <text:p>0.0000446</text:p>
          </table:table-cell>
        </table:table-row>
        <table:table-row table:style-name="ro1">
          <table:table-cell office:value-type="float" office:value="0.000016" calcext:value-type="float">
            <text:p>0.000016</text:p>
          </table:table-cell>
          <table:table-cell office:value-type="float" office:value="0.0000336" calcext:value-type="float">
            <text:p>0.0000336</text:p>
          </table:table-cell>
          <table:table-cell office:value-type="float" office:value="0.0000279" calcext:value-type="float">
            <text:p>0.0000279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0.0000436" calcext:value-type="float">
            <text:p>0.0000436</text:p>
          </table:table-cell>
          <table:table-cell office:value-type="float" office:value="0.0000415" calcext:value-type="float">
            <text:p>0.0000415</text:p>
          </table:table-cell>
          <table:table-cell office:value-type="float" office:value="0.0000901" calcext:value-type="float">
            <text:p>0.0000901</text:p>
          </table:table-cell>
        </table:table-row>
        <table:table-row table:style-name="ro1">
          <table:table-cell office:value-type="float" office:value="0.0000165" calcext:value-type="float">
            <text:p>0.0000165</text:p>
          </table:table-cell>
          <table:table-cell office:value-type="float" office:value="0.0000336" calcext:value-type="float">
            <text:p>0.0000336</text:p>
          </table:table-cell>
          <table:table-cell office:value-type="float" office:value="0.0000217" calcext:value-type="float">
            <text:p>0.0000217</text:p>
          </table:table-cell>
          <table:table-cell office:value-type="float" office:value="0.0000932" calcext:value-type="float">
            <text:p>0.0000932</text:p>
          </table:table-cell>
          <table:table-cell office:value-type="float" office:value="0.0001209" calcext:value-type="float">
            <text:p>0.0001209</text:p>
          </table:table-cell>
          <table:table-cell office:value-type="float" office:value="0.0000982" calcext:value-type="float">
            <text:p>0.0000982</text:p>
          </table:table-cell>
          <table:table-cell office:value-type="float" office:value="0.0000446" calcext:value-type="float">
            <text:p>0.0000446</text:p>
          </table:table-cell>
        </table:table-row>
        <table:table-row table:style-name="ro1">
          <table:table-cell office:value-type="float" office:value="0.0000134" calcext:value-type="float">
            <text:p>0.0000134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315" calcext:value-type="float">
            <text:p>0.0000315</text:p>
          </table:table-cell>
          <table:table-cell office:value-type="float" office:value="0.0000713" calcext:value-type="float">
            <text:p>0.0000713</text:p>
          </table:table-cell>
          <table:table-cell office:value-type="float" office:value="0.0000937" calcext:value-type="float">
            <text:p>0.0000937</text:p>
          </table:table-cell>
          <table:table-cell office:value-type="float" office:value="0.0001426" calcext:value-type="float">
            <text:p>0.0001426</text:p>
          </table:table-cell>
          <table:table-cell office:value-type="float" office:value="0.0001445" calcext:value-type="float">
            <text:p>0.0001445</text:p>
          </table:table-cell>
        </table:table-row>
        <table:table-row table:style-name="ro1">
          <table:table-cell office:value-type="float" office:value="0.0000107" calcext:value-type="float">
            <text:p>0.0000107</text:p>
          </table:table-cell>
          <table:table-cell office:value-type="float" office:value="0.0000103" calcext:value-type="float">
            <text:p>0.0000103</text:p>
          </table:table-cell>
          <table:table-cell office:value-type="float" office:value="0.0000367" calcext:value-type="float">
            <text:p>0.0000367</text:p>
          </table:table-cell>
          <table:table-cell office:value-type="float" office:value="0.0000341" calcext:value-type="float">
            <text:p>0.0000341</text:p>
          </table:table-cell>
          <table:table-cell office:value-type="float" office:value="0.0000994" calcext:value-type="float">
            <text:p>0.0000994</text:p>
          </table:table-cell>
          <table:table-cell office:value-type="float" office:value="0.0001266" calcext:value-type="float">
            <text:p>0.0001266</text:p>
          </table:table-cell>
          <table:table-cell office:value-type="float" office:value="0.0001457" calcext:value-type="float">
            <text:p>0.0001457</text:p>
          </table:table-cell>
        </table:table-row>
        <table:table-row table:style-name="ro1">
          <table:table-cell table:style-name="ce2" office:value-type="float" office:value="0.0000103" calcext:value-type="float">
            <text:p>0.0000103</text:p>
          </table:table-cell>
          <table:table-cell table:style-name="ce2" office:value-type="float" office:value="0.0000069" calcext:value-type="float">
            <text:p>0.0000069</text:p>
          </table:table-cell>
          <table:table-cell table:style-name="ce2" office:value-type="float" office:value="0.0000143" calcext:value-type="float">
            <text:p>0.0000143</text:p>
          </table:table-cell>
          <table:table-cell table:style-name="ce2" office:value-type="float" office:value="0.000036" calcext:value-type="float">
            <text:p>0.000036</text:p>
          </table:table-cell>
          <table:table-cell table:style-name="ce2" office:value-type="float" office:value="0.0000455" calcext:value-type="float">
            <text:p>0.0000455</text:p>
          </table:table-cell>
          <table:table-cell table:style-name="ce2" office:value-type="float" office:value="0.0000505" calcext:value-type="float">
            <text:p>0.0000505</text:p>
          </table:table-cell>
          <table:table-cell table:style-name="ce2" office:value-type="float" office:value="0.0001392" calcext:value-type="float">
            <text:p>0.0001392</text:p>
          </table:table-cell>
        </table:table-row>
        <table:table-row table:style-name="ro1">
          <table:table-cell table:style-name="ce1" table:formula="of:=AVERAGE([.A13:.A22])" office:value-type="float" office:value="0.00001389" calcext:value-type="float">
            <text:p>0.00001389</text:p>
          </table:table-cell>
          <table:table-cell table:style-name="ce1" table:formula="of:=AVERAGE([.B13:.B22])" office:value-type="float" office:value="0.00001969" calcext:value-type="float">
            <text:p>0.00001969</text:p>
          </table:table-cell>
          <table:table-cell table:style-name="ce1" table:formula="of:=AVERAGE([.C13:.C22])" office:value-type="float" office:value="0.00002952" calcext:value-type="float">
            <text:p>0.00002952</text:p>
          </table:table-cell>
          <table:table-cell table:style-name="ce1" table:formula="of:=AVERAGE([.D13:.D22])" office:value-type="float" office:value="0.0000527" calcext:value-type="float">
            <text:p>0.0000527</text:p>
          </table:table-cell>
          <table:table-cell table:style-name="ce1" table:formula="of:=AVERAGE([.E13:.E22])" office:value-type="float" office:value="0.00006261" calcext:value-type="float">
            <text:p>0.00006261</text:p>
          </table:table-cell>
          <table:table-cell table:style-name="ce1" table:formula="of:=AVERAGE([.F13:.F22])" office:value-type="float" office:value="0.00010693" calcext:value-type="float">
            <text:p>0.00010693</text:p>
          </table:table-cell>
          <table:table-cell table:style-name="ce1" table:formula="of:=AVERAGE([.G13:.G22])" office:value-type="float" office:value="0.00011306" calcext:value-type="float">
            <text:p>0.00011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9:44:40.455456361</meta:creation-date>
    <dc:date>2023-06-09T21:19:56.153915439</dc:date>
    <meta:editing-duration>PT1H35M15S</meta:editing-duration>
    <meta:editing-cycles>5</meta:editing-cycles>
    <meta:generator>LibreOffice/7.4.6.2$Linux_X86_64 LibreOffice_project/40$Build-2</meta:generator>
    <meta:document-statistic meta:table-count="1" meta:cell-count="161" meta:object-count="0"/>
  </office:meta>
</office:document-meta>
</file>